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2be7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ad101" officeooo:paragraph-rsid="0002be7c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e6b4" officeooo:paragraph-rsid="0002be7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39571" officeooo:paragraph-rsid="00039571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02be7c" style:font-weight-asian="bold" style:font-weight-complex="bold"/>
    </style:style>
    <style:style style:name="P6" style:family="paragraph" style:parent-style-name="Standard">
      <style:text-properties officeooo:rsid="001ad101" officeooo:paragraph-rsid="0002be7c"/>
    </style:style>
    <style:style style:name="P7" style:family="paragraph" style:parent-style-name="Standard">
      <style:text-properties officeooo:rsid="001be6b4" officeooo:paragraph-rsid="0002be7c"/>
    </style:style>
    <style:style style:name="P8" style:family="paragraph" style:parent-style-name="Standard">
      <style:paragraph-properties fo:text-align="center" style:justify-single-word="false"/>
      <style:text-properties officeooo:rsid="001be6b4" officeooo:paragraph-rsid="0002be7c"/>
    </style:style>
    <style:style style:name="P9" style:family="paragraph" style:parent-style-name="Standard">
      <style:text-properties officeooo:rsid="001cd31f" officeooo:paragraph-rsid="0002be7c"/>
    </style:style>
    <style:style style:name="P10" style:family="paragraph" style:parent-style-name="Standard">
      <style:text-properties officeooo:rsid="001cfa45" officeooo:paragraph-rsid="0002be7c"/>
    </style:style>
    <style:style style:name="P11" style:family="paragraph" style:parent-style-name="Standard">
      <style:text-properties fo:font-weight="normal" officeooo:rsid="00039571" officeooo:paragraph-rsid="00039571" style:font-weight-asian="normal" style:font-weight-complex="normal"/>
    </style:style>
    <style:style style:name="P12" style:family="paragraph" style:parent-style-name="Standard">
      <style:text-properties fo:font-weight="normal" officeooo:rsid="0003c5f5" officeooo:paragraph-rsid="0003c5f5" style:font-weight-asian="normal" style:font-weight-complex="normal"/>
    </style:style>
    <style:style style:name="P13" style:family="paragraph" style:parent-style-name="Standard">
      <style:text-properties fo:font-weight="normal" officeooo:rsid="0003c5f5" officeooo:paragraph-rsid="000a803b" style:font-weight-asian="normal" style:font-weight-complex="normal"/>
    </style:style>
    <style:style style:name="P14" style:family="paragraph" style:parent-style-name="Standard">
      <style:text-properties fo:font-weight="normal" officeooo:rsid="000a803b" officeooo:paragraph-rsid="000a803b" style:font-weight-asian="normal" style:font-weight-complex="normal"/>
    </style:style>
    <style:style style:name="P15" style:family="paragraph" style:parent-style-name="Standard">
      <style:text-properties officeooo:rsid="001cfa45" officeooo:paragraph-rsid="0002be7c"/>
    </style:style>
    <style:style style:name="P16" style:family="paragraph" style:parent-style-name="Standard">
      <style:text-properties officeooo:rsid="000bdd83" officeooo:paragraph-rsid="000bdd83"/>
    </style:style>
    <style:style style:name="P17" style:family="paragraph" style:parent-style-name="Standard">
      <style:text-properties officeooo:rsid="001be6b4" officeooo:paragraph-rsid="0002be7c"/>
    </style:style>
    <style:style style:name="P18" style:family="paragraph" style:parent-style-name="Standard">
      <style:text-properties officeooo:rsid="001be6b4" officeooo:paragraph-rsid="00189650"/>
    </style:style>
    <style:style style:name="T1" style:family="text">
      <style:text-properties officeooo:rsid="001cd31f"/>
    </style:style>
    <style:style style:name="T2" style:family="text">
      <style:text-properties officeooo:rsid="001cfa45"/>
    </style:style>
    <style:style style:name="T3" style:family="text">
      <style:text-properties officeooo:rsid="001ad101"/>
    </style:style>
    <style:style style:name="T4" style:family="text">
      <style:text-properties officeooo:rsid="0002be7c"/>
    </style:style>
    <style:style style:name="T5" style:family="text">
      <style:text-properties officeooo:rsid="00054a4d"/>
    </style:style>
    <style:style style:name="T6" style:family="text">
      <style:text-properties officeooo:rsid="00056079"/>
    </style:style>
    <style:style style:name="T7" style:family="text">
      <style:text-properties officeooo:rsid="0005d7d8"/>
    </style:style>
    <style:style style:name="T8" style:family="text">
      <style:text-properties officeooo:rsid="0008d534"/>
    </style:style>
    <style:style style:name="T9" style:family="text">
      <style:text-properties officeooo:rsid="000a803b"/>
    </style:style>
    <style:style style:name="T10" style:family="text">
      <style:text-properties officeooo:rsid="000d06da"/>
    </style:style>
    <style:style style:name="T11" style:family="text">
      <style:text-properties officeooo:rsid="0010201e"/>
    </style:style>
    <style:style style:name="T12" style:family="text">
      <style:text-properties officeooo:rsid="0012192d"/>
    </style:style>
    <style:style style:name="T13" style:family="text">
      <style:text-properties officeooo:rsid="0013b04e"/>
    </style:style>
    <style:style style:name="T14" style:family="text">
      <style:text-properties officeooo:rsid="0015e986"/>
    </style:style>
    <style:style style:name="T15" style:family="text">
      <style:text-properties officeooo:rsid="00178385"/>
    </style:style>
    <style:style style:name="T16" style:family="text">
      <style:text-properties officeooo:rsid="001888ba"/>
    </style:style>
    <style:style style:name="T17" style:family="text">
      <style:text-properties officeooo:rsid="00189650"/>
    </style:style>
    <style:style style:name="T18" style:family="text">
      <style:text-properties officeooo:rsid="0018f431"/>
    </style:style>
    <style:style style:name="T19" style:family="text">
      <style:text-properties officeooo:rsid="001a57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tivations for Multi Threaded/Concurrent Programs</text:p>
      <text:p text:style-name="P6"/>
      <text:p text:style-name="P6">1) Does anyone have a single processor system anymore?</text:p>
      <text:p text:style-name="P6"/>
      <text:p text:style-name="P6">2) <text:span text:style-name="T10">The f</text:span>ree lunch is over. <text:s/>Processors have traditionally gotten faster because of higher clock speeds, exotic optimizations (branch prediction, instruction reordering, pipelining, etc.), and bigger on die caches. <text:s/>Of those three, only bigger on die caches will likely continue to improve.</text:p>
      <text:p text:style-name="P6"/>
      <text:p text:style-name="P6">3) But, Moore's law is still active and transistor counts continue to improve...and the engineers need to stick them somewhere. <text:s/>This is what leads to higher and higher core counts.</text:p>
      <text:p text:style-name="P6"/>
      <text:p text:style-name="P6">4) A lot of this processing power can be utilized by email servers, web servers, and database servers. <text:s/>We can run our code inside those environments and take advantage of concurrency there. <text:s/>However, these only provide a course grained level of concurrency and force a particular execution model onto an application. <text:s/>Code must execute in response to an email, a web request, or a query. <text:s/>If an application needs finer grained concurrency or a different execution model, you need to roll your own.</text:p>
      <text:p text:style-name="P6"/>
      <text:p text:style-name="P2">Multi-Threading on the JVM</text:p>
      <text:p text:style-name="P6"/>
      <text:p text:style-name="P6">1) Java has had a threading story since Java 1.0 and was really ahead of its time at that point.</text:p>
      <text:p text:style-name="P6"/>
      <text:p text:style-name="P6">2) However, the original designers did make a few mistakes at the time such as making every object a lock, making Runnable return void, broken memory model, synchronizing too many classes by default, etc. <text:s/>Still, it was better than anything else out there.</text:p>
      <text:p text:style-name="P6"/>
      <text:p text:style-name="P6">3) The original threading libraries provided basic tools, but not much in the way of guidance.</text:p>
      <text:p text:style-name="P6"/>
      <text:p text:style-name="P6">4) Things gradually began to improve over time and eventually JDK 5 fixed most of the original problems with Java threading. <text:s/><text:span text:style-name="T11">JDK 5 a</text:span>dded better locks, atomics, Callable, futures, good memory model, <text:span text:style-name="T11">and </text:span>not synchronizing by default.</text:p>
      <text:p text:style-name="P6"/>
      <text:p text:style-name="P6">5) Groovy <text:span text:style-name="T12">makes it even easier to use JDK 5 features. <text:s/></text:span><text:span text:style-name="T13">GPars builds on JDK 5 to provide a rich and easy to use concurrency framework.</text:span></text:p>
      <text:p text:style-name="P6"/>
      <text:p text:style-name="P2">General Notes</text:p>
      <text:p text:style-name="P6"/>
      <text:p text:style-name="P6">1) Immutability is a huge win for multi-threaded and concurrent programming. <text:s/>Anything that can be made immutable should be made immutable.</text:p>
      <text:p text:style-name="P6"/>
      <text:p text:style-name="P6">2) Even things that may not appear immutable, may be amenable to being made immutable. <text:s/>In my initial version of the Integrate class, I used a mutable variable that caused a nasty race condition in the code. <text:s/>Thinking a little harder, it was possible to replace the mutable variable with a computation done in each loop. <text:s/>Had I made everything immutable, I would have never seen this problem and I would have saved some serious debugging time.</text:p>
      <text:p text:style-name="P6"/>
      <text:p text:style-name="P1"><text:span text:style-name="T3">3) Multi-threaded programming is very su</text:span><text:span text:style-name="T5">s</text:span><text:span text:style-name="T3">ceptible to Heisenbugs, bugs that disappear once you add instrumentation or attach a debugger. <text:s/>Be prepared to do more thinking and less exploring with multi-threaded programming.</text:span></text:p>
      <text:p text:style-name="P6"/>
      <text:p text:style-name="P6"><text:soft-page-break/>4) Read Java Concurrency in Practice by Brian Goetz. <text:s/>Then read it again. <text:s/>Knowing the Java Memory Model dispels a lot of the mystery in best practices for concurrent Java programs.</text:p>
      <text:p text:style-name="P6"/>
      <text:p text:style-name="P6"><text:span text:style-name="T14">5</text:span>) Performance in multi-threaded programming can be frustrating. <text:s/>Often serial programs can perform better than well-designed parallel programs in real world situations. <text:s/>Your intuitions may be very wrong and threading overhead can add up quickly if you are not careful.</text:p>
      <text:p text:style-name="P6"/>
      <text:p text:style-name="P6"><text:span text:style-name="T14">6</text:span>) Because of this, using something like GPars should probably mostly be motivated by considerations of good program design and allowing for clean and maintainable code.</text:p>
      <text:p text:style-name="P6"/>
      <text:p text:style-name="P6"><text:span text:style-name="T14">7</text:span>) <text:s/>The Clojure and Scala people have done a lot thinking about concurrency, leverage as many of their ideas and as much of their know-how has you can.</text:p>
      <text:p text:style-name="P6"/>
      <text:p text:style-name="P3">Plain Vanilla Groovy <text:span text:style-name="T7">H</text:span>elps for <text:span text:style-name="T7">M</text:span>ulti-<text:span text:style-name="T7">T</text:span>hreaded <text:span text:style-name="T7">P</text:span>rogramming</text:p>
      <text:p text:style-name="P8"/>
      <text:p text:style-name="P7">1) There isn't anything in Groovy that is dedicated to helping multi-threaded programming specifically. <text:s/>But, a lot of the groovyness of groovy can really help with multi-threaded programming.</text:p>
      <text:p text:style-name="P7"/>
      <text:p text:style-name="P7">2) Closures: By far the biggest thing holding Java programmers back from writing multi-threaded code much more easily is lack of lambdas <text:span text:style-name="T15">(due to arrive in JDK 8, but don't hold your breath, they were supposed to arrive in JDK 7)</text:span>. <text:s/>Since Groovy has closures, and closures are lambdas, this is simply not a problem for Groovy.</text:p>
      <text:p text:style-name="P7"/>
      <text:p text:style-name="P7">3) Lexical scoping: The ability to access lexically scoped variables inside of closures can be both a source of power and of subtle bugs in multi-threaded programming.</text:p>
      <text:p text:style-name="P7"/>
      <text:p text:style-name="P7">4) Groovy will automatically synthesize classes that implement single method interfaces. <text:s/>Since Runnable and Callable are both single method interfaces, this can really simplify lots of multi-threaded code.</text:p>
      <text:p text:style-name="P7"/>
      <text:p text:style-name="P7">5) Currying adapts argument lists of closures and methods. <text:s/>This allows for delayed invocation and can simplify the use of Futures.</text:p>
      <text:p text:style-name="P7"/>
      <text:p text:style-name="P7">6<text:span text:style-name="T16">)</text:span> AST Transformations can implement lots of error prone and boiler plate code in an elegant way. Several AST Transformations directly target the needs of multi-threaded programmers.</text:p>
      <text:p text:style-name="P7"/>
      <text:p text:style-name="P18"><text:span text:style-name="T17">7) MetaClass hacking: Groovy can fill in missing functionality, correct bad functionality, and provide abstractions not available in Java.</text:span></text:p>
      <text:p text:style-name="P7"/>
      <text:p text:style-name="P5"><text:span text:style-name="T1">Code Samples Illustrating </text:span><text:span text:style-name="T4">T</text:span><text:span text:style-name="T1">hese </text:span><text:span text:style-name="T6">Principles</text:span></text:p>
      <text:p text:style-name="P9"/>
      <text:p text:style-name="P9">1) Timing.groovy (closures)</text:p>
      <text:p text:style-name="P9"/>
      <text:p text:style-name="P9">2) DemoThreadCreate.groovy (closures and uses interface implementation under the hood)</text:p>
      <text:p text:style-name="P9"/>
      <text:p text:style-name="P9">3) Interrupts.groovy and DemoInterrupts (closures and interface implementation)</text:p>
      <text:p text:style-name="P9"/>
      <text:p text:style-name="P9">4) DemoValues.groovy and ImmutableList.groovy (AST Transformations)</text:p>
      <text:p text:style-name="P9"/>
      <text:p text:style-name="P9"><text:soft-page-break/>5) DemoLocking.groovy (AST Transformations)</text:p>
      <text:p text:style-name="P9"/>
      <text:p text:style-name="P1"><text:span text:style-name="T1">6) </text:span><text:span text:style-name="T2">DemoParallelCollect.groovy (closures and currying)</text:span></text:p>
      <text:p text:style-name="P10"/>
      <text:p text:style-name="P16">7) DemoLockEnhancements (closures and metaclass hacking)</text:p>
      <text:p text:style-name="P10"/>
      <text:p text:style-name="P4">Modern Threading <text:span text:style-name="T8">(Moving Towards GPars)</text:span></text:p>
      <text:p text:style-name="P11"/>
      <text:p text:style-name="P11">1) Creating and managing threads is error prone. <text:s/>Threads should be managed by a pool and the pool should be manage<text:span text:style-name="T18">d</text:span> by the framework.</text:p>
      <text:p text:style-name="P11"/>
      <text:p text:style-name="P11">2) Manual Synchronization leads to race conditions, data races, deadlocks, performance problems, etc. Using a framework which handles synchronization for you can alleviate, but not eliminate, many of these problems.</text:p>
      <text:p text:style-name="P11"/>
      <text:p text:style-name="P11">3) Immutability is highly encouraged. <text:s/>In the functional world, this is the default. <text:s/>While this is probably not realistic for a language like Groovy (and truthfully it may not be realistic for any language), the less that mutates, the easier it is to write correct multi-threaded code.</text:p>
      <text:p text:style-name="P11"/>
      <text:p text:style-name="P12">4) Having multiple threads synchronize access to shared data leads to deadlocks and performance issues. <text:s/>It is also really hard to get right. <text:s/>If immutability is not possible, try to isolate mutability to a single thread.</text:p>
      <text:p text:style-name="P12"/>
      <text:p text:style-name="P13"><text:span text:style-name="T9">5) Nice YouTube video (from JAX 2011) on Modern Java Concurrency: </text:span><text:a xlink:type="simple" xlink:href="https://www.youtube.com/watch?v=qrCUy9H76IA"><text:span text:style-name="T9">https://www.youtube.com/watch?v=qrCUy9H76IA</text:span></text:a><text:span text:style-name="T9"> <text:s/>They give 3 libraries to watch as being the future of Java concurrency, and one of them is G</text:span><text:span text:style-name="T19">P</text:span><text:span text:style-name="T9">ars.</text:span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Clark</meta:initial-creator>
    <meta:creation-date>2012-12-03T23:59:51</meta:creation-date>
    <dc:date>2012-12-04T21:34:18</dc:date>
    <dc:creator>David Clark</dc:creator>
    <meta:editing-duration>PT20M35S</meta:editing-duration>
    <meta:editing-cycles>24</meta:editing-cycles>
    <meta:generator>LibreOffice/3.6$Linux_X86_64 LibreOffice_project/360m1$Build-2</meta:generator>
    <meta:document-statistic meta:table-count="0" meta:image-count="0" meta:object-count="0" meta:page-count="3" meta:paragraph-count="41" meta:word-count="1005" meta:character-count="6448" meta:non-whitespace-character-count="5454"/>
  </office:meta>
</office:document-meta>
</file>